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" svg:font-family="Arial"/>
    <style:font-face style:name="OpenSymbol" svg:font-family="Open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lbany AMT" svg:font-family="'Albany AMT', 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Standard">
      <style:table-properties style:width="16.916cm" fo:margin-left="-0.166cm" style:page-number="auto" table:align="left" style:writing-mode="lr-tb"/>
    </style:style>
    <style:style style:name="Таблица1.A" style:family="table-column">
      <style:table-column-properties style:column-width="8.883cm"/>
    </style:style>
    <style:style style:name="Таблица1.B" style:family="table-column">
      <style:table-column-properties style:column-width="8.033cm"/>
    </style:style>
    <style:style style:name="Таблица1.1" style:family="table-row">
      <style:table-row-properties style:min-row-height="3.863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0.704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bottom" fo:padding="0.097cm" fo:border="none"/>
    </style:style>
    <style:style style:name="P1" style:family="paragraph" style:parent-style-name="Iau_3f_iue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style:line-height-at-least="0.176cm"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fo:font-size="14pt" fo:background-color="transparent" style:font-size-asian="14pt" style:font-size-complex="14pt"/>
    </style:style>
    <style:style style:name="P6" style:family="paragraph" style:parent-style-name="Standard">
      <style:paragraph-properties fo:line-height="100%" style:snap-to-layout-grid="false"/>
      <style:text-properties fo:font-size="14pt" fo:background-color="transparen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en" fo:country="US" fo:background-color="transparen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paragraph-properties fo:text-align="center" style:justify-single-word="false" style:snap-to-layout-grid="false"/>
      <style:text-properties fo:background-color="transparent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334cm"/>
        </style:tab-stops>
      </style:paragraph-properties>
      <style:text-properties fo:background-color="transparen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fo:background-color="transparent" style:font-size-asian="11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background-color="transparen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fo:background-color="transparent" style:font-size-asian="11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font-size="11pt" fo:background-color="transparent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language="ru" fo:country="RU" fo:background-color="transparent"/>
    </style:style>
    <style:style style:name="P21" style:family="paragraph" style:parent-style-name="Standard">
      <style:paragraph-properties fo:margin-left="2.261cm" fo:margin-right="0cm" fo:text-indent="0cm" style:auto-text-indent="false" style:snap-to-layout-grid="false"/>
      <style:text-properties fo:font-size="13.5pt" fo:background-color="transparent" style:font-size-asian="13.5pt" style:font-size-complex="13.5pt"/>
    </style:style>
    <style:style style:name="P22" style:family="paragraph" style:parent-style-name="Standard">
      <style:paragraph-properties fo:margin-left="0cm" fo:margin-right="0cm" style:line-height-at-least="0.176cm" fo:text-align="justify" style:justify-single-word="false" fo:text-indent="0cm" style:auto-text-indent="false"/>
      <style:text-properties style:font-name="Times New Roman" fo:font-size="12pt" fo:language="ru" fo:country="RU" fo:font-weight="normal" fo:background-color="#ff0000" style:font-size-asian="12pt" style:language-asian="ru" style:country-asian="RU" style:font-weight-asian="normal" style:font-size-complex="12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style:snap-to-layout-grid="false">
        <style:tab-stops/>
        <style:background-image/>
      </style:paragraph-properties>
      <style:text-properties fo:font-size="14pt" fo:language="en" fo:country="US" fo:background-color="transparent" style:font-size-asian="14pt" style:font-size-complex="14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fo:background-color="transparent" style:snap-to-layout-grid="false">
        <style:tab-stops/>
        <style:background-image/>
      </style:paragraph-properties>
      <style:text-properties fo:font-size="14pt" fo:language="en" fo:country="US" fo:background-color="transparent" style:font-size-asian="14pt" style:font-size-complex="14pt"/>
    </style:style>
    <style:style style:name="P26" style:family="paragraph" style:parent-style-name="Table_20_Contents">
      <style:text-properties fo:font-size="14pt" fo:language="en" fo:country="US" style:font-size-asian="14pt" style:font-size-complex="14pt"/>
    </style:style>
    <style:style style:name="P27" style:family="paragraph" style:parent-style-name="Table_20_Contents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Heading_20_6">
      <style:text-properties fo:font-size="11pt" fo:background-color="transparent" style:font-size-asian="11pt" style:font-size-complex="11pt"/>
    </style:style>
    <style:style style:name="P31" style:family="paragraph">
      <style:text-properties style:font-name="Times New Roman" fo:font-size="12pt" style:font-size-asian="12pt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4pt" fo:font-weight="normal" style:font-size-asian="14pt" style:font-weight-asian="normal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31" svg:width="6.233cm" svg:height="0.976cm" svg:x="2.979cm" svg:y="26.621cm">
        <draw:text-box>
          <text:p><text:span text:style-name="T11">$invite_worker_fio$</text:span></text:p>
          <text:p><text:span text:style-name="T11">$invite_worker_phone$</text:span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/>
            <text:p text:style-name="P9">РОССИЙСКАЯ ФЕДЕРАЦИЯ</text:p>
            <text:p text:style-name="P9">ИРКУТСКАЯ ОБЛАСТЬ</text:p>
            <text:p text:style-name="P15"/>
            <text:h text:style-name="P30" text:outline-level="6">АДМИНИСТРАЦИЯ</text:h>
            <text:h text:style-name="P30" text:outline-level="6">МУНИЦИПАЛЬНОГО ОБРАЗОВАНИЯ</text:h>
            <text:h text:style-name="P30" text:outline-level="6">ГОРОДА БРАТСКА</text:h>
            <text:p text:style-name="P17"/>
            <text:p text:style-name="P16">КОМИТЕТ ПО УПРАВЛЕНИЮ МУНИЦИПАЛЬНЫМ ИМУЩЕСТВОМ</text:p>
            <text:p text:style-name="P15"/>
            <text:p text:style-name="P11"><text:span text:style-name="T1"><text:s/></text:span><text:span text:style-name="T2">Ленина пр-т., д. 37, Братск, 665708</text:span></text:p>
            <text:p text:style-name="P18">тел.: (3953) 349-060</text:p>
            <text:p text:style-name="P18">факс: (3953) 349-065</text:p>
            <text:p text:style-name="P13"><text:span text:style-name="T3">E</text:span><text:span text:style-name="T2">-</text:span><text:span text:style-name="T3">mail</text:span><text:span text:style-name="T2">: </text:span><text:span text:style-name="T4">refer-kumi</text:span><text:span text:style-name="T5">@</text:span><text:span text:style-name="T4">bratsk</text:span><text:span text:style-name="T5">-</text:span><text:span text:style-name="T4">city</text:span><text:span text:style-name="T5">.</text:span><text:span text:style-name="T4">ru</text:span></text:p>
            <text:p text:style-name="P19"/>
            <text:p text:style-name="P20">_______________ № _________________</text:p>
            <text:p text:style-name="P14"/>
            <text:p text:style-name="P5"/>
          </table:table-cell>
          <table:table-cell table:style-name="Таблица1.A1" office:value-type="string">
            <text:p text:style-name="P21"/>
            <text:p text:style-name="P21"/>
            <text:p text:style-name="P21"/>
            <text:p text:style-name="P25">$person_fio_genitive$</text:p>
            <text:p text:style-name="P25"/>
            <text:p text:style-name="P23">$registration_address$</text:p>
            <text:p text:style-name="P23">$registration_city$</text:p>
            <text:p text:style-name="P24">$registration_index$</text:p>
            <text:p text:style-name="P6"/>
            <text:p text:style-name="P7"/>
          </table:table-cell>
        </table:table-row>
      </table:table>
      <text:p text:style-name="P3">О подписании соглашения</text:p>
      <text:p text:style-name="P1"/>
      <text:p text:style-name="P28"><text:span text:style-name="T6">Комитет по управлению муниципальным имуществом администрации города Братска сообщает, что Вам необходимо прибыть для подписания соглашения о выкупной цене жилого помещения в </text:span><text:span text:style-name="T7">юридический отдел КУМИ <text:s/>г. Братска </text:span><text:span text:style-name="T6">по адресу:</text:span><text:span text:style-name="T7"> г</text:span><text:span text:style-name="T10">ород</text:span><text:span text:style-name="T7"> Братск, проспект Ленина, 37, каб. 603, в рабочие дни понедельник-пятница с 9 до 17 ч., перерыв</text:span><text:span text:style-name="T8"> с 13 до 14 ч</text:span><text:span text:style-name="T7">.; </text:span><text:span text:style-name="T9">предварительно позвонить по телефонам 349-362, 349-358</text:span><text:span text:style-name="T7">. </text:span></text:p>
      <text:p text:style-name="P29"/>
      <text:p text:style-name="P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$invite_signer_post$</text:p>
          </table:table-cell>
          <table:table-cell table:style-name="Таблица3.B1" office:value-type="string">
            <text:p text:style-name="P27">$invite_signer_fio$</text:p>
          </table:table-cell>
        </table:table-row>
      </table:table>
      <text:p text:style-name="P4"/>
      <text:p text:style-name="P2"><text:s text:c="2"/><text:tab/> <text:s text:c="4"/><text:tab/> <text:s text:c="48"/></text:p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Arial" svg:font-family="Arial"/>
    <style:font-face style:name="OpenSymbol" svg:font-family="Open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lbany AMT" svg:font-family="'Albany AMT', 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Albany AMT" style:font-size-asian="12pt" style:language-asian="zxx" style:country-asian="none" style:font-name-complex="Albany AMT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lbany AMT" style:font-size-asian="14pt" style:font-name-complex="Albany AM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ru" fo:country="RU" style:letter-kerning="true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au_3f_iue1" style:display-name="Iau?iue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ru" fo:country="RU" style:letter-kerning="true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au_3f_iue2" style:display-name="Iau?iue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ru" fo:country="RU" style:letter-kerning="true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OOo.ru</meta:initial-creator>
    <meta:creation-date>2010-08-19T09:45:50</meta:creation-date>
    <dc:date>2013-12-30T14:31:07.97</dc:date>
    <meta:print-date>2013-08-25T17:29:38.26</meta:print-date>
    <meta:editing-cycles>38</meta:editing-cycles>
    <meta:editing-duration>PT22H30M15S</meta:editing-duration>
    <meta:generator>OpenOffice.org/3.4$Win32 OpenOffice.org_project/340m1$Build-9590</meta:generator>
    <meta:printed-by>Суетина</meta:printed-by>
    <meta:document-statistic meta:table-count="2" meta:image-count="0" meta:object-count="0" meta:page-count="1" meta:paragraph-count="20" meta:word-count="97" meta:character-count="874"/>
    <meta:user-defined meta:name="Для отчета">1</meta:user-defined>
    <meta:user-defined meta:name="Поле 2"/>
    <meta:user-defined meta:name="Поле 3"/>
    <meta:user-defined meta:name="Поле 4"/>
  </office:meta>
</office:document-meta>
</file>